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number-columns-repeated="3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Package loss count</text:p>
          </table:table-cell>
          <table:table-cell table:number-columns-repeated="4"/>
          <table:table-cell table:style-name="ce1" office:value-type="string" calcext:value-type="string">
            <text:p>Start epoch time</text:p>
          </table:table-cell>
          <table:table-cell table:number-columns-repeated="4"/>
          <table:table-cell table:style-name="ce1" office:value-type="string" calcext:value-type="string">
            <text:p>Line coun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MS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SANFRAN</text:p>
          </table:table-cell>
          <table:table-cell table:number-columns-repeated="2"/>
          <table:table-cell office:value-type="string" calcext:value-type="string">
            <text:p>AMS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SANFRAN</text:p>
          </table:table-cell>
          <table:table-cell table:number-columns-repeated="2"/>
          <table:table-cell office:value-type="string" calcext:value-type="string">
            <text:p>AMS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SANFRAN</text:p>
          </table:table-cell>
        </table:table-row>
        <table:table-row table:style-name="ro1">
          <table:table-cell office:value-type="string" calcext:value-type="string">
            <text:p>AMS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AMS</text:p>
          </table:table-cell>
          <table:table-cell table:style-name="ce2"/>
          <table:table-cell table:number-columns-repeated="2" office:value-type="float" office:value="1574672117" calcext:value-type="float">
            <text:p>1574672117</text:p>
          </table:table-cell>
          <table:table-cell/>
          <table:table-cell office:value-type="string" calcext:value-type="string">
            <text:p>AMS</text:p>
          </table:table-cell>
          <table:table-cell table:style-name="ce2"/>
          <table:table-cell office:value-type="float" office:value="259650" calcext:value-type="float">
            <text:p>259650</text:p>
          </table:table-cell>
          <table:table-cell office:value-type="float" office:value="250633" calcext:value-type="float">
            <text:p>250633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NYC</text:p>
          </table:table-cell>
          <table:table-cell office:value-type="float" office:value="1574672115" calcext:value-type="float">
            <text:p>1574672115</text:p>
          </table:table-cell>
          <table:table-cell table:style-name="ce2"/>
          <table:table-cell office:value-type="float" office:value="1574672115" calcext:value-type="float">
            <text:p>1574672115</text:p>
          </table:table-cell>
          <table:table-cell/>
          <table:table-cell office:value-type="string" calcext:value-type="string">
            <text:p>NYC</text:p>
          </table:table-cell>
          <table:table-cell office:value-type="float" office:value="259637" calcext:value-type="float">
            <text:p>259637</text:p>
          </table:table-cell>
          <table:table-cell table:style-name="ce2"/>
          <table:table-cell office:value-type="float" office:value="260052" calcext:value-type="float">
            <text:p>260052</text:p>
          </table:table-cell>
        </table:table-row>
        <table:table-row table:style-name="ro1">
          <table:table-cell office:value-type="string" calcext:value-type="string">
            <text:p>SANFRAN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style-name="ce2"/>
          <table:table-cell/>
          <table:table-cell office:value-type="string" calcext:value-type="string">
            <text:p>SANFRAN</text:p>
          </table:table-cell>
          <table:table-cell table:number-columns-repeated="2" office:value-type="float" office:value="1574672116" calcext:value-type="float">
            <text:p>1574672116</text:p>
          </table:table-cell>
          <table:table-cell table:style-name="ce2"/>
          <table:table-cell/>
          <table:table-cell office:value-type="string" calcext:value-type="string">
            <text:p>SANFRAN</text:p>
          </table:table-cell>
          <table:table-cell office:value-type="float" office:value="250586" calcext:value-type="float">
            <text:p>250586</text:p>
          </table:table-cell>
          <table:table-cell office:value-type="float" office:value="260019" calcext:value-type="float">
            <text:p>260019</text:p>
          </table:table-cell>
          <table:table-cell table:style-name="ce2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Time zones</text:p>
          </table:table-cell>
          <table:table-cell table:number-columns-repeated="4"/>
          <table:table-cell table:style-name="ce1" office:value-type="string" calcext:value-type="string">
            <text:p>End epoch time</text:p>
          </table:table-cell>
          <table:table-cell table:number-columns-repeated="4"/>
          <table:table-cell table:style-name="ce1" office:value-type="string" calcext:value-type="string">
            <text:p>Comment cou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S</text:p>
          </table:table-cell>
          <table:table-cell office:value-type="string" calcext:value-type="string">
            <text:p>Utc+1</text:p>
          </table:table-cell>
          <table:table-cell table:number-columns-repeated="4"/>
          <table:table-cell office:value-type="string" calcext:value-type="string">
            <text:p>AMS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SANFRAN</text:p>
          </table:table-cell>
          <table:table-cell table:number-columns-repeated="2"/>
          <table:table-cell office:value-type="string" calcext:value-type="string">
            <text:p>AMS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SANFRAN</text:p>
          </table:table-cell>
        </table:table-row>
        <table:table-row table:style-name="ro1">
          <table:table-cell office:value-type="string" calcext:value-type="string">
            <text:p>NYC</text:p>
          </table:table-cell>
          <table:table-cell office:value-type="string" calcext:value-type="string">
            <text:p>Utc-5</text:p>
          </table:table-cell>
          <table:table-cell table:number-columns-repeated="3"/>
          <table:table-cell office:value-type="string" calcext:value-type="string">
            <text:p>AMS</text:p>
          </table:table-cell>
          <table:table-cell table:style-name="ce2"/>
          <table:table-cell office:value-type="float" office:value="1575213882" calcext:value-type="float">
            <text:p>1575213882</text:p>
          </table:table-cell>
          <table:table-cell office:value-type="float" office:value="1575213883" calcext:value-type="float">
            <text:p>1575213883</text:p>
          </table:table-cell>
          <table:table-cell/>
          <table:table-cell office:value-type="string" calcext:value-type="string">
            <text:p>AMS</text:p>
          </table:table-cell>
          <table:table-cell table:style-name="ce2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FRAN</text:p>
          </table:table-cell>
          <table:table-cell office:value-type="string" calcext:value-type="string">
            <text:p>Utc-8</text:p>
          </table:table-cell>
          <table:table-cell table:number-columns-repeated="3"/>
          <table:table-cell office:value-type="string" calcext:value-type="string">
            <text:p>NYC</text:p>
          </table:table-cell>
          <table:table-cell office:value-type="float" office:value="1575213617" calcext:value-type="float">
            <text:p>1575213617</text:p>
          </table:table-cell>
          <table:table-cell table:style-name="ce2"/>
          <table:table-cell office:value-type="float" office:value="1575213616" calcext:value-type="float">
            <text:p>1575213616</text:p>
          </table:table-cell>
          <table:table-cell/>
          <table:table-cell office:value-type="string" calcext:value-type="string">
            <text:p>NYC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NFRAN</text:p>
          </table:table-cell>
          <table:table-cell office:value-type="float" office:value="1575213762" calcext:value-type="float">
            <text:p>1575213762</text:p>
          </table:table-cell>
          <table:table-cell office:value-type="float" office:value="1575213763" calcext:value-type="float">
            <text:p>1575213763</text:p>
          </table:table-cell>
          <table:table-cell table:style-name="ce2"/>
          <table:table-cell/>
          <table:table-cell office:value-type="string" calcext:value-type="string">
            <text:p>SANFRAN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1" office:value-type="string" calcext:value-type="string">
            <text:p>Time running (s)</text:p>
          </table:table-cell>
          <table:table-cell table:number-columns-repeated="4"/>
          <table:table-cell table:style-name="ce1" office:value-type="string" calcext:value-type="string">
            <text:p>Data point count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AMS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SANFRAN</text:p>
          </table:table-cell>
          <table:table-cell table:number-columns-repeated="2"/>
          <table:table-cell office:value-type="string" calcext:value-type="string">
            <text:p>AMS</text:p>
          </table:table-cell>
          <table:table-cell office:value-type="string" calcext:value-type="string">
            <text:p>NYC</text:p>
          </table:table-cell>
          <table:table-cell office:value-type="string" calcext:value-type="string">
            <text:p>SANFRA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MS</text:p>
          </table:table-cell>
          <table:table-cell table:style-name="ce2"/>
          <table:table-cell table:style-name="ce3" table:formula="of:=[.H9]-[.H3]" office:value-type="float" office:value="541765" calcext:value-type="float">
            <text:p>541765</text:p>
          </table:table-cell>
          <table:table-cell table:style-name="ce3" table:formula="of:=[.I9]-[.I3]" office:value-type="float" office:value="541766" calcext:value-type="float">
            <text:p>541766</text:p>
          </table:table-cell>
          <table:table-cell/>
          <table:table-cell office:value-type="string" calcext:value-type="string">
            <text:p>AMS</text:p>
          </table:table-cell>
          <table:table-cell table:style-name="ce2"/>
          <table:table-cell table:formula="of:=[.M3]-[.M9]" office:value-type="float" office:value="259649" calcext:value-type="float">
            <text:p>259649</text:p>
          </table:table-cell>
          <table:table-cell table:formula="of:=[.N3]-[.N9]" office:value-type="float" office:value="250632" calcext:value-type="float">
            <text:p>25063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YC</text:p>
          </table:table-cell>
          <table:table-cell table:style-name="ce3" table:formula="of:=[.G10]-[.G4]" office:value-type="float" office:value="541502" calcext:value-type="float">
            <text:p>541502</text:p>
          </table:table-cell>
          <table:table-cell table:style-name="ce2"/>
          <table:table-cell table:style-name="ce3" table:formula="of:=[.I10]-[.I4]" office:value-type="float" office:value="541501" calcext:value-type="float">
            <text:p>541501</text:p>
          </table:table-cell>
          <table:table-cell/>
          <table:table-cell office:value-type="string" calcext:value-type="string">
            <text:p>NYC</text:p>
          </table:table-cell>
          <table:table-cell table:formula="of:=[.L4]-[.L10]" office:value-type="float" office:value="259636" calcext:value-type="float">
            <text:p>259636</text:p>
          </table:table-cell>
          <table:table-cell table:style-name="ce2"/>
          <table:table-cell table:formula="of:=[.N4]-[.N10]" office:value-type="float" office:value="260051" calcext:value-type="float">
            <text:p>26005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ANFRAN</text:p>
          </table:table-cell>
          <table:table-cell table:style-name="ce3" table:formula="of:=[.G11]-[.G5]" office:value-type="float" office:value="541646" calcext:value-type="float">
            <text:p>541646</text:p>
          </table:table-cell>
          <table:table-cell table:style-name="ce3" table:formula="of:=[.H11]-[.H5]" office:value-type="float" office:value="541647" calcext:value-type="float">
            <text:p>541647</text:p>
          </table:table-cell>
          <table:table-cell table:style-name="ce2"/>
          <table:table-cell/>
          <table:table-cell office:value-type="string" calcext:value-type="string">
            <text:p>SANFRAN</text:p>
          </table:table-cell>
          <table:table-cell table:formula="of:=[.L5]-[.L11]" office:value-type="float" office:value="250585" calcext:value-type="float">
            <text:p>250585</text:p>
          </table:table-cell>
          <table:table-cell table:formula="of:=[.M5]-[.M11]" office:value-type="float" office:value="260018" calcext:value-type="float">
            <text:p>260018</text:p>
          </table:table-cell>
          <table:table-cell table:style-name="ce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earliest start:</text:p>
          </table:table-cell>
          <table:table-cell table:formula="of:=MIN([.G3:.I5])" office:value-type="float" office:value="1574672115" calcext:value-type="float">
            <text:p>1574672115</text:p>
          </table:table-cell>
          <table:table-cell table:number-columns-repeated="3"/>
          <table:table-cell office:value-type="string" calcext:value-type="string">
            <text:p>total datap</text:p>
          </table:table-cell>
          <table:table-cell table:formula="of:=SUM([.L15:.N17])" office:value-type="float" office:value="1540571" calcext:value-type="float">
            <text:p>154057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latest stop:</text:p>
          </table:table-cell>
          <table:table-cell table:formula="of:=MAX([.G9:.I11])" office:value-type="float" office:value="1575213883" calcext:value-type="float">
            <text:p>1575213883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diff (s):</text:p>
          </table:table-cell>
          <table:table-cell table:formula="of:=[.G21]-[.G20]" office:value-type="float" office:value="541768" calcext:value-type="float">
            <text:p>54176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diff (min):</text:p>
          </table:table-cell>
          <table:table-cell table:formula="of:=[.G23]/60" office:value-type="float" office:value="9029.46666666667" calcext:value-type="float">
            <text:p>9029.4666666666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diff (hours):</text:p>
          </table:table-cell>
          <table:table-cell table:formula="of:=[.G24]/60" office:value-type="float" office:value="150.491111111111" calcext:value-type="float">
            <text:p>150.491111111111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diff (days):</text:p>
          </table:table-cell>
          <table:table-cell table:formula="of:=[.G25]/24" office:value-type="float" office:value="6.27046296296296" calcext:value-type="float">
            <text:p>6.2704629629629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/00/0000</text:date>, <text:time style:data-style-name="N2" text:time-value="15:41:28.8504892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16:47:16.039932032</meta:creation-date>
    <meta:generator>LibreOffice/6.2.7.1$Linux_X86_64 LibreOffice_project/20$Build-1</meta:generator>
    <dc:date>2019-12-18T14:16:52.664762432</dc:date>
    <meta:editing-duration>P2DT16H4M47S</meta:editing-duration>
    <meta:editing-cycles>8</meta:editing-cycles>
    <meta:document-statistic meta:table-count="1" meta:cell-count="112" meta:object-count="0"/>
  </office:meta>
</office:document-meta>
</file>